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583in"/>
    </style:style>
    <style:style style:name="co2" style:family="table-column">
      <style:table-column-properties fo:break-before="auto" style:column-width="0.6299in"/>
    </style:style>
    <style:style style:name="co3" style:family="table-column">
      <style:table-column-properties fo:break-before="auto" style:column-width="0.5898in"/>
    </style:style>
    <style:style style:name="co4" style:family="table-column">
      <style:table-column-properties fo:break-before="auto" style:column-width="0.7366in"/>
    </style:style>
    <style:style style:name="co5" style:family="table-column">
      <style:table-column-properties fo:break-before="auto" style:column-width="0.348in"/>
    </style:style>
    <style:style style:name="co6" style:family="table-column">
      <style:table-column-properties fo:break-before="auto" style:column-width="6.769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2a6099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color="#2a6099" fo:font-weight="bold" style:font-weight-asian="bold" style:font-weight-complex="bold"/>
    </style:style>
    <style:style style:name="ce4" style:family="table-cell" style:parent-style-name="Default" style:data-style-name="N81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 style:data-style-name="N81">
      <style:text-properties style:use-window-font-color="true" fo:font-style="normal" style:font-style-asian="normal" style:font-style-complex="normal"/>
    </style:style>
    <style:style style:name="ce6" style:family="table-cell" style:parent-style-name="Default">
      <style:map style:condition="cell-content()&lt;0" style:apply-style-name="Bad" style:base-cell-address="Condensation.H23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ndensation" table:style-name="ta1">
        <table:shapes>
          <draw:frame draw:z-index="0" draw:style-name="gr1" draw:text-style-name="P1" svg:width="6.2988in" svg:height="3.5429in" svg:x="3.7665in" svg:y="0.0878in">
            <draw:object draw:notify-on-update-of-ranges="Condensation.G4:Condensation.G4 Condensation.G5:Condensation.G15 Condensation.M4:Condensation.M4 Condensation.M5:Condensation.M15 Condensation.G4:Condensation.G4 Condensation.G5:Condensation.G15 Condensation.N4:Condensation.N4 Condensation.N5:Condensation.N15 Condensation.G4:Condensation.G4 Condensation.G5:Condensation.G15 Condensation.O4:Condensation.O4 Condensation.O5:Condensation.O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4.9776in" svg:x="3.7705in" svg:y="3.4823in">
            <draw:object draw:notify-on-update-of-ranges="Condensation.G22:Condensation.G22 Condensation.G23:Condensation.G33 Condensation.M22:Condensation.M22 Condensation.M23:Condensation.M33 Condensation.G22:Condensation.G22 Condensation.G23:Condensation.G33 Condensation.N22:Condensation.N22 Condensation.N23:Condensation.N33 Condensation.G22:Condensation.G22 Condensation.G23:Condensation.G33 Condensation.O22:Condensation.O22 Condensation.O23:Condensation.O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9" table:default-cell-style-name="Default"/>
        <table:table-row table:style-name="ro1">
          <table:table-cell table:style-name="ce1" office:value-type="string" calcext:value-type="string">
            <text:p>Pump Parameters</text:p>
          </table:table-cell>
          <table:table-cell table:number-columns-repeated="5"/>
          <table:table-cell office:value-type="string" calcext:value-type="string">
            <text:p>Calculation for 1 to 3 Pumps with simple valve Characterist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Head</text:p>
          </table:table-cell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bar</text:p>
          </table:table-cell>
          <table:table-cell table:style-name="ce4" table:formula="of:=[.B2]*100000" office:value-type="float" office:value="1400000" calcext:value-type="float">
            <text:p>1.40E+06</text:p>
          </table:table-cell>
          <table:table-cell office:value-type="string" calcext:value-type="string">
            <text:p>P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kingPressure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bar</text:p>
          </table:table-cell>
          <table:table-cell table:style-name="ce4" table:formula="of:=[.B3]*100000" office:value-type="float" office:value="800000" calcext:value-type="float">
            <text:p>8.00E+05</text:p>
          </table:table-cell>
          <table:table-cell office:value-type="string" calcext:value-type="string">
            <text:p>Pa</text:p>
          </table:table-cell>
          <table:table-cell table:number-columns-repeated="2"/>
          <table:table-cell office:value-type="string" calcext:value-type="string">
            <text:p>Resistance</text:p>
          </table:table-cell>
          <table:table-cell office:value-type="string" calcext:value-type="string">
            <text:p>Valve<text:span text:style-name="T1">s</text:span> and</text:p>
          </table:table-cell>
          <table:table-cell table:style-name="ce7" office:value-type="string" calcext:value-type="string" table:number-columns-spanned="3" table:number-rows-spanned="1">
            <text:p>Total Resistance (Valves + Plant) with…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Resulting Flow</text:p>
          </table:table-cell>
          <table:covered-table-cell table:number-columns-repeated="2" table:style-name="ce7"/>
        </table:table-row>
        <table:table-row table:style-name="ro1">
          <table:table-cell office:value-type="string" calcext:value-type="string">
            <text:p>workingFlow</text:p>
          </table:table-cell>
          <table:table-cell table:style-name="ce2" office:value-type="float" office:value="600" calcext:value-type="float">
            <text:p>600</text:p>
          </table:table-cell>
          <table:table-cell office:value-type="string" calcext:value-type="string">
            <text:p>kg/s</text:p>
          </table:table-cell>
          <table:table-cell table:number-columns-repeated="3"/>
          <table:table-cell office:value-type="string" calcext:value-type="string">
            <text:p>Valve Open</text:p>
          </table:table-cell>
          <table:table-cell office:value-type="string" calcext:value-type="string">
            <text:p>per Valve</text:p>
          </table:table-cell>
          <table:table-cell office:value-type="string" calcext:value-type="string">
            <text:p>Plant Res.</text:p>
          </table:table-cell>
          <table:table-cell office:value-type="string" calcext:value-type="string">
            <text:p>1 Pump</text:p>
          </table:table-cell>
          <table:table-cell office:value-type="string" calcext:value-type="string">
            <text:p>2 Pumps</text:p>
          </table:table-cell>
          <table:table-cell office:value-type="string" calcext:value-type="string">
            <text:p>3 Pumps</text:p>
          </table:table-cell>
          <table:table-cell office:value-type="string" calcext:value-type="string">
            <text:p>1 Pump</text:p>
          </table:table-cell>
          <table:table-cell office:value-type="string" calcext:value-type="string">
            <text:p>2 Pumps</text:p>
          </table:table-cell>
          <table:table-cell office:value-type="string" calcext:value-type="string">
            <text:p>3 Pumps</text:p>
          </table:table-cell>
        </table:table-row>
        <table:table-row table:style-name="ro1">
          <table:table-cell table:number-columns-repeated="6"/>
          <table:table-cell office:value-type="float" office:value="0.1" calcext:value-type="float">
            <text:p>0.1</text:p>
          </table:table-cell>
          <table:table-cell table:formula="of:=[.B$16]*100/[.G5]" office:value-type="float" office:value="900000" calcext:value-type="float">
            <text:p>900000</text:p>
          </table:table-cell>
          <table:table-cell table:formula="of:=([.H5]/[.B$13])+[.B$25]" office:value-type="float" office:value="450450" calcext:value-type="float">
            <text:p>450450</text:p>
          </table:table-cell>
          <table:table-cell table:formula="of:=[.$I5]+[.$B$8]" office:value-type="float" office:value="452450" calcext:value-type="float">
            <text:p>452450</text:p>
          </table:table-cell>
          <table:table-cell table:formula="of:=[.$I5]+[.$B$9]" office:value-type="float" office:value="451450" calcext:value-type="float">
            <text:p>451450</text:p>
          </table:table-cell>
          <table:table-cell table:formula="of:=[.$I5]+[.$B$10]" office:value-type="float" office:value="451116.666666667" calcext:value-type="float">
            <text:p>451116.666666667</text:p>
          </table:table-cell>
          <table:table-cell table:formula="of:=([.$B$6]*[.$D$2]-[.$D$26])/[.J5]" office:value-type="float" office:value="4.53088739087192" calcext:value-type="float">
            <text:p>4.53088739087192</text:p>
          </table:table-cell>
          <table:table-cell table:formula="of:=([.$B$6]*[.$D$2]-[.$D$26])/[.K5]" office:value-type="float" office:value="4.54092369033116" calcext:value-type="float">
            <text:p>4.54092369033116</text:p>
          </table:table-cell>
          <table:table-cell table:formula="of:=([.$B$6]*[.$D$2]-[.$D$26])/[.L5]" office:value-type="float" office:value="4.54427901134222" calcext:value-type="float">
            <text:p>4.54427901134222</text:p>
          </table:table-cell>
        </table:table-row>
        <table:table-row table:style-name="ro1">
          <table:table-cell office:value-type="string" calcext:value-type="string">
            <text:p>Pums in series: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B$16]*100/[.G6]" office:value-type="float" office:value="9000" calcext:value-type="float">
            <text:p>9000</text:p>
          </table:table-cell>
          <table:table-cell table:formula="of:=([.H6]/[.B$13])+[.B$25]" office:value-type="float" office:value="4950" calcext:value-type="float">
            <text:p>4950</text:p>
          </table:table-cell>
          <table:table-cell table:formula="of:=[.$I6]+[.$B$8]" office:value-type="float" office:value="6950" calcext:value-type="float">
            <text:p>6950</text:p>
          </table:table-cell>
          <table:table-cell table:formula="of:=[.$I6]+[.$B$9]" office:value-type="float" office:value="5950" calcext:value-type="float">
            <text:p>5950</text:p>
          </table:table-cell>
          <table:table-cell table:formula="of:=[.$I6]+[.$B$10]" office:value-type="float" office:value="5616.66666666667" calcext:value-type="float">
            <text:p>5616.66666666667</text:p>
          </table:table-cell>
          <table:table-cell table:formula="of:=([.$B$6]*[.$D$2]-[.$D$26])/[.J6]" office:value-type="float" office:value="294.964028776978" calcext:value-type="float">
            <text:p>294.964028776978</text:p>
          </table:table-cell>
          <table:table-cell table:formula="of:=([.$B$6]*[.$D$2]-[.$D$26])/[.K6]" office:value-type="float" office:value="344.53781512605" calcext:value-type="float">
            <text:p>344.53781512605</text:p>
          </table:table-cell>
          <table:table-cell table:formula="of:=([.$B$6]*[.$D$2]-[.$D$26])/[.L6]" office:value-type="float" office:value="364.985163204748" calcext:value-type="float">
            <text:p>364.985163204748</text:p>
          </table:table-cell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table:formula="of:=[.B$16]*100/[.G7]" office:value-type="float" office:value="4500" calcext:value-type="float">
            <text:p>4500</text:p>
          </table:table-cell>
          <table:table-cell table:formula="of:=([.H7]/[.B$13])+[.B$25]" office:value-type="float" office:value="2700" calcext:value-type="float">
            <text:p>2700</text:p>
          </table:table-cell>
          <table:table-cell table:formula="of:=[.$I7]+[.$B$8]" office:value-type="float" office:value="4700" calcext:value-type="float">
            <text:p>4700</text:p>
          </table:table-cell>
          <table:table-cell table:formula="of:=[.$I7]+[.$B$9]" office:value-type="float" office:value="3700" calcext:value-type="float">
            <text:p>3700</text:p>
          </table:table-cell>
          <table:table-cell table:formula="of:=[.$I7]+[.$B$10]" office:value-type="float" office:value="3366.66666666667" calcext:value-type="float">
            <text:p>3366.66666666667</text:p>
          </table:table-cell>
          <table:table-cell table:formula="of:=([.$B$6]*[.$D$2]-[.$D$26])/[.J7]" office:value-type="float" office:value="436.170212765957" calcext:value-type="float">
            <text:p>436.170212765957</text:p>
          </table:table-cell>
          <table:table-cell table:formula="of:=([.$B$6]*[.$D$2]-[.$D$26])/[.K7]" office:value-type="float" office:value="554.054054054054" calcext:value-type="float">
            <text:p>554.054054054054</text:p>
          </table:table-cell>
          <table:table-cell table:formula="of:=([.$B$6]*[.$D$2]-[.$D$26])/[.L7]" office:value-type="float" office:value="608.910891089109" calcext:value-type="float">
            <text:p>608.910891089109</text:p>
          </table:table-cell>
        </table:table-row>
        <table:table-row table:style-name="ro1">
          <table:table-cell office:value-type="string" calcext:value-type="string">
            <text:p>flowResistance</text:p>
          </table:table-cell>
          <table:table-cell table:formula="of:=([.D2]-[.D3])/[.B4]*[.B6]" office:value-type="float" office:value="2000" calcext:value-type="float">
            <text:p>2000</text:p>
          </table:table-cell>
          <table:table-cell office:value-type="string" calcext:value-type="string">
            <text:p>Pa*s/kg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B$16]*100/[.G8]" office:value-type="float" office:value="3000" calcext:value-type="float">
            <text:p>3000</text:p>
          </table:table-cell>
          <table:table-cell table:formula="of:=([.H8]/[.B$13])+[.B$25]" office:value-type="float" office:value="1950" calcext:value-type="float">
            <text:p>1950</text:p>
          </table:table-cell>
          <table:table-cell table:formula="of:=[.$I8]+[.$B$8]" office:value-type="float" office:value="3950" calcext:value-type="float">
            <text:p>3950</text:p>
          </table:table-cell>
          <table:table-cell table:formula="of:=[.$I8]+[.$B$9]" office:value-type="float" office:value="2950" calcext:value-type="float">
            <text:p>2950</text:p>
          </table:table-cell>
          <table:table-cell table:formula="of:=[.$I8]+[.$B$10]" office:value-type="float" office:value="2616.66666666667" calcext:value-type="float">
            <text:p>2616.66666666667</text:p>
          </table:table-cell>
          <table:table-cell table:formula="of:=([.$B$6]*[.$D$2]-[.$D$26])/[.J8]" office:value-type="float" office:value="518.987341772152" calcext:value-type="float">
            <text:p>518.987341772152</text:p>
          </table:table-cell>
          <table:table-cell table:formula="of:=([.$B$6]*[.$D$2]-[.$D$26])/[.K8]" office:value-type="float" office:value="694.915254237288" calcext:value-type="float">
            <text:p>694.915254237288</text:p>
          </table:table-cell>
          <table:table-cell table:formula="of:=([.$B$6]*[.$D$2]-[.$D$26])/[.L8]" office:value-type="float" office:value="783.43949044586" calcext:value-type="float">
            <text:p>783.43949044586</text:p>
          </table:table-cell>
        </table:table-row>
        <table:table-row table:style-name="ro1">
          <table:table-cell office:value-type="string" calcext:value-type="string">
            <text:p>2 Pumps:</text:p>
          </table:table-cell>
          <table:table-cell table:formula="of:=[.B8]/2" office:value-type="float" office:value="1000" calcext:value-type="float">
            <text:p>1000</text:p>
          </table:table-cell>
          <table:table-cell office:value-type="string" calcext:value-type="string">
            <text:p>Pa*s/kg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[.B$16]*100/[.G9]" office:value-type="float" office:value="2250" calcext:value-type="float">
            <text:p>2250</text:p>
          </table:table-cell>
          <table:table-cell table:formula="of:=([.H9]/[.B$13])+[.B$25]" office:value-type="float" office:value="1575" calcext:value-type="float">
            <text:p>1575</text:p>
          </table:table-cell>
          <table:table-cell table:formula="of:=[.$I9]+[.$B$8]" office:value-type="float" office:value="3575" calcext:value-type="float">
            <text:p>3575</text:p>
          </table:table-cell>
          <table:table-cell table:formula="of:=[.$I9]+[.$B$9]" office:value-type="float" office:value="2575" calcext:value-type="float">
            <text:p>2575</text:p>
          </table:table-cell>
          <table:table-cell table:formula="of:=[.$I9]+[.$B$10]" office:value-type="float" office:value="2241.66666666667" calcext:value-type="float">
            <text:p>2241.66666666667</text:p>
          </table:table-cell>
          <table:table-cell table:formula="of:=([.$B$6]*[.$D$2]-[.$D$26])/[.J9]" office:value-type="float" office:value="573.426573426573" calcext:value-type="float">
            <text:p>573.426573426573</text:p>
          </table:table-cell>
          <table:table-cell table:formula="of:=([.$B$6]*[.$D$2]-[.$D$26])/[.K9]" office:value-type="float" office:value="796.116504854369" calcext:value-type="float">
            <text:p>796.116504854369</text:p>
          </table:table-cell>
          <table:table-cell table:formula="of:=([.$B$6]*[.$D$2]-[.$D$26])/[.L9]" office:value-type="float" office:value="914.498141263941" calcext:value-type="float">
            <text:p>914.498141263941</text:p>
          </table:table-cell>
        </table:table-row>
        <table:table-row table:style-name="ro1">
          <table:table-cell office:value-type="string" calcext:value-type="string">
            <text:p>3 Pumps:</text:p>
          </table:table-cell>
          <table:table-cell table:formula="of:=[.B8]/3" office:value-type="float" office:value="666.666666666667" calcext:value-type="float">
            <text:p>666.666666666667</text:p>
          </table:table-cell>
          <table:table-cell office:value-type="string" calcext:value-type="string">
            <text:p>Pa*s/kg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[.B$16]*100/[.G10]" office:value-type="float" office:value="1800" calcext:value-type="float">
            <text:p>1800</text:p>
          </table:table-cell>
          <table:table-cell table:formula="of:=([.H10]/[.B$13])+[.B$25]" office:value-type="float" office:value="1350" calcext:value-type="float">
            <text:p>1350</text:p>
          </table:table-cell>
          <table:table-cell table:formula="of:=[.$I10]+[.$B$8]" office:value-type="float" office:value="3350" calcext:value-type="float">
            <text:p>3350</text:p>
          </table:table-cell>
          <table:table-cell table:formula="of:=[.$I10]+[.$B$9]" office:value-type="float" office:value="2350" calcext:value-type="float">
            <text:p>2350</text:p>
          </table:table-cell>
          <table:table-cell table:formula="of:=[.$I10]+[.$B$10]" office:value-type="float" office:value="2016.66666666667" calcext:value-type="float">
            <text:p>2016.66666666667</text:p>
          </table:table-cell>
          <table:table-cell table:formula="of:=([.$B$6]*[.$D$2]-[.$D$26])/[.J10]" office:value-type="float" office:value="611.940298507463" calcext:value-type="float">
            <text:p>611.940298507463</text:p>
          </table:table-cell>
          <table:table-cell table:formula="of:=([.$B$6]*[.$D$2]-[.$D$26])/[.K10]" office:value-type="float" office:value="872.340425531915" calcext:value-type="float">
            <text:p>872.340425531915</text:p>
          </table:table-cell>
          <table:table-cell table:formula="of:=([.$B$6]*[.$D$2]-[.$D$26])/[.L10]" office:value-type="float" office:value="1016.52892561983" calcext:value-type="float">
            <text:p>1016.52892561983</text:p>
          </table:table-cell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table:formula="of:=[.B$16]*100/[.G11]" office:value-type="float" office:value="1500" calcext:value-type="float">
            <text:p>1500</text:p>
          </table:table-cell>
          <table:table-cell table:formula="of:=([.H11]/[.B$13])+[.B$25]" office:value-type="float" office:value="1200" calcext:value-type="float">
            <text:p>1200</text:p>
          </table:table-cell>
          <table:table-cell table:formula="of:=[.$I11]+[.$B$8]" office:value-type="float" office:value="3200" calcext:value-type="float">
            <text:p>3200</text:p>
          </table:table-cell>
          <table:table-cell table:formula="of:=[.$I11]+[.$B$9]" office:value-type="float" office:value="2200" calcext:value-type="float">
            <text:p>2200</text:p>
          </table:table-cell>
          <table:table-cell table:formula="of:=[.$I11]+[.$B$10]" office:value-type="float" office:value="1866.66666666667" calcext:value-type="float">
            <text:p>1866.66666666667</text:p>
          </table:table-cell>
          <table:table-cell table:formula="of:=([.$B$6]*[.$D$2]-[.$D$26])/[.J11]" office:value-type="float" office:value="640.625" calcext:value-type="float">
            <text:p>640.625</text:p>
          </table:table-cell>
          <table:table-cell table:formula="of:=([.$B$6]*[.$D$2]-[.$D$26])/[.K11]" office:value-type="float" office:value="931.818181818182" calcext:value-type="float">
            <text:p>931.818181818182</text:p>
          </table:table-cell>
          <table:table-cell table:formula="of:=([.$B$6]*[.$D$2]-[.$D$26])/[.L11]" office:value-type="float" office:value="1098.21428571429" calcext:value-type="float">
            <text:p>1098.21428571429</text:p>
          </table:table-cell>
        </table:table-row>
        <table:table-row table:style-name="ro1">
          <table:table-cell table:style-name="ce1" office:value-type="string" calcext:value-type="string">
            <text:p>Valve Configuration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table:formula="of:=[.B$16]*100/[.G12]" office:value-type="float" office:value="1285.71428571429" calcext:value-type="float">
            <text:p>1285.71428571429</text:p>
          </table:table-cell>
          <table:table-cell table:formula="of:=([.H12]/[.B$13])+[.B$25]" office:value-type="float" office:value="1092.85714285714" calcext:value-type="float">
            <text:p>1092.85714285714</text:p>
          </table:table-cell>
          <table:table-cell table:formula="of:=[.$I12]+[.$B$8]" office:value-type="float" office:value="3092.85714285714" calcext:value-type="float">
            <text:p>3092.85714285714</text:p>
          </table:table-cell>
          <table:table-cell table:formula="of:=[.$I12]+[.$B$9]" office:value-type="float" office:value="2092.85714285714" calcext:value-type="float">
            <text:p>2092.85714285714</text:p>
          </table:table-cell>
          <table:table-cell table:formula="of:=[.$I12]+[.$B$10]" office:value-type="float" office:value="1759.52380952381" calcext:value-type="float">
            <text:p>1759.52380952381</text:p>
          </table:table-cell>
          <table:table-cell table:formula="of:=([.$B$6]*[.$D$2]-[.$D$26])/[.J12]" office:value-type="float" office:value="662.817551963049" calcext:value-type="float">
            <text:p>662.817551963049</text:p>
          </table:table-cell>
          <table:table-cell table:formula="of:=([.$B$6]*[.$D$2]-[.$D$26])/[.K12]" office:value-type="float" office:value="979.522184300341" calcext:value-type="float">
            <text:p>979.522184300341</text:p>
          </table:table-cell>
          <table:table-cell table:formula="of:=([.$B$6]*[.$D$2]-[.$D$26])/[.L12]" office:value-type="float" office:value="1165.08795669824" calcext:value-type="float">
            <text:p>1165.08795669824</text:p>
          </table:table-cell>
        </table:table-row>
        <table:table-row table:style-name="ro1">
          <table:table-cell office:value-type="string" calcext:value-type="string">
            <text:p>Parallel Valves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formula="of:=[.B$16]*100/[.G13]" office:value-type="float" office:value="1125" calcext:value-type="float">
            <text:p>1125</text:p>
          </table:table-cell>
          <table:table-cell table:formula="of:=([.H13]/[.B$13])+[.B$25]" office:value-type="float" office:value="1012.5" calcext:value-type="float">
            <text:p>1012.5</text:p>
          </table:table-cell>
          <table:table-cell table:formula="of:=[.$I13]+[.$B$8]" office:value-type="float" office:value="3012.5" calcext:value-type="float">
            <text:p>3012.5</text:p>
          </table:table-cell>
          <table:table-cell table:formula="of:=[.$I13]+[.$B$9]" office:value-type="float" office:value="2012.5" calcext:value-type="float">
            <text:p>2012.5</text:p>
          </table:table-cell>
          <table:table-cell table:formula="of:=[.$I13]+[.$B$10]" office:value-type="float" office:value="1679.16666666667" calcext:value-type="float">
            <text:p>1679.16666666667</text:p>
          </table:table-cell>
          <table:table-cell table:formula="of:=([.$B$6]*[.$D$2]-[.$D$26])/[.J13]" office:value-type="float" office:value="680.497925311203" calcext:value-type="float">
            <text:p>680.497925311203</text:p>
          </table:table-cell>
          <table:table-cell table:formula="of:=([.$B$6]*[.$D$2]-[.$D$26])/[.K13]" office:value-type="float" office:value="1018.63354037267" calcext:value-type="float">
            <text:p>1018.63354037267</text:p>
          </table:table-cell>
          <table:table-cell table:formula="of:=([.$B$6]*[.$D$2]-[.$D$26])/[.L13]" office:value-type="float" office:value="1220.84367245658" calcext:value-type="float">
            <text:p>1220.84367245658</text:p>
          </table:table-cell>
        </table:table-row>
        <table:table-row table:style-name="ro1">
          <table:table-cell table:number-columns-repeated="6"/>
          <table:table-cell office:value-type="float" office:value="90" calcext:value-type="float">
            <text:p>90</text:p>
          </table:table-cell>
          <table:table-cell table:formula="of:=[.B$16]*100/[.G14]" office:value-type="float" office:value="1000" calcext:value-type="float">
            <text:p>1000</text:p>
          </table:table-cell>
          <table:table-cell table:formula="of:=([.H14]/[.B$13])+[.B$25]" office:value-type="float" office:value="950" calcext:value-type="float">
            <text:p>950</text:p>
          </table:table-cell>
          <table:table-cell table:formula="of:=[.$I14]+[.$B$8]" office:value-type="float" office:value="2950" calcext:value-type="float">
            <text:p>2950</text:p>
          </table:table-cell>
          <table:table-cell table:formula="of:=[.$I14]+[.$B$9]" office:value-type="float" office:value="1950" calcext:value-type="float">
            <text:p>1950</text:p>
          </table:table-cell>
          <table:table-cell table:formula="of:=[.$I14]+[.$B$10]" office:value-type="float" office:value="1616.66666666667" calcext:value-type="float">
            <text:p>1616.66666666667</text:p>
          </table:table-cell>
          <table:table-cell table:formula="of:=([.$B$6]*[.$D$2]-[.$D$26])/[.J14]" office:value-type="float" office:value="694.915254237288" calcext:value-type="float">
            <text:p>694.915254237288</text:p>
          </table:table-cell>
          <table:table-cell table:formula="of:=([.$B$6]*[.$D$2]-[.$D$26])/[.K14]" office:value-type="float" office:value="1051.28205128205" calcext:value-type="float">
            <text:p>1051.28205128205</text:p>
          </table:table-cell>
          <table:table-cell table:formula="of:=([.$B$6]*[.$D$2]-[.$D$26])/[.L14]" office:value-type="float" office:value="1268.0412371134" calcext:value-type="float">
            <text:p>1268.0412371134</text:p>
          </table:table-cell>
        </table:table-row>
        <table:table-row table:style-name="ro1">
          <table:table-cell office:value-type="string" calcext:value-type="string">
            <text:p>Simple Chacacterisitc: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formula="of:=[.B$16]*100/[.G15]" office:value-type="float" office:value="900" calcext:value-type="float">
            <text:p>900</text:p>
          </table:table-cell>
          <table:table-cell table:formula="of:=([.H15]/[.B$13])+[.B$25]" office:value-type="float" office:value="900" calcext:value-type="float">
            <text:p>900</text:p>
          </table:table-cell>
          <table:table-cell table:formula="of:=[.$I15]+[.$B$8]" office:value-type="float" office:value="2900" calcext:value-type="float">
            <text:p>2900</text:p>
          </table:table-cell>
          <table:table-cell table:formula="of:=[.$I15]+[.$B$9]" office:value-type="float" office:value="1900" calcext:value-type="float">
            <text:p>1900</text:p>
          </table:table-cell>
          <table:table-cell table:formula="of:=[.$I15]+[.$B$10]" office:value-type="float" office:value="1566.66666666667" calcext:value-type="float">
            <text:p>1566.66666666667</text:p>
          </table:table-cell>
          <table:table-cell table:formula="of:=([.$B$6]*[.$D$2]-[.$D$26])/[.J15]" office:value-type="float" office:value="706.896551724138" calcext:value-type="float">
            <text:p>706.896551724138</text:p>
          </table:table-cell>
          <table:table-cell table:formula="of:=([.$B$6]*[.$D$2]-[.$D$26])/[.K15]" office:value-type="float" office:value="1078.94736842105" calcext:value-type="float">
            <text:p>1078.94736842105</text:p>
          </table:table-cell>
          <table:table-cell table:formula="of:=([.$B$6]*[.$D$2]-[.$D$26])/[.L15]" office:value-type="float" office:value="1308.51063829787" calcext:value-type="float">
            <text:p>1308.51063829787</text:p>
          </table:table-cell>
        </table:table-row>
        <table:table-row table:style-name="ro1">
          <table:table-cell office:value-type="string" calcext:value-type="string">
            <text:p>resistanceFullOpen</text:p>
          </table:table-cell>
          <table:table-cell table:style-name="ce2" office:value-type="float" office:value="900" calcext:value-type="float">
            <text:p>900</text:p>
          </table:table-cell>
          <table:table-cell office:value-type="string" calcext:value-type="string">
            <text:p>Pa*s/kg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dvanced Characteristic: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owOpen</text:p>
          </table:table-cell>
          <table:table-cell table:style-name="ce2" office:value-type="float" office:value="620" calcext:value-type="float">
            <text:p>620</text:p>
          </table:table-cell>
          <table:table-cell office:value-type="string" calcext:value-type="string">
            <text:p>kg/s</text:p>
          </table:table-cell>
          <table:table-cell table:number-columns-repeated="3"/>
          <table:table-cell office:value-type="string" calcext:value-type="string">
            <text:p>Calculation for 1 to 3 Pumps with advanced valve Characterist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ffort</text:p>
          </table:table-cell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bar</text:p>
          </table:table-cell>
          <table:table-cell table:style-name="ce5" table:formula="of:=[.B20]*100000" office:value-type="float" office:value="2000000" calcext:value-type="float">
            <text:p>2.00E+06</text:p>
          </table:table-cell>
          <table:table-cell office:value-type="string" calcext:value-type="string">
            <text:p>P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sistance</text:p>
          </table:table-cell>
          <table:table-cell table:style-name="ce2" office:value-type="float" office:value="2500" calcext:value-type="float">
            <text:p>2500</text:p>
          </table:table-cell>
          <table:table-cell office:value-type="string" calcext:value-type="string">
            <text:p>Pa*s/kg</text:p>
          </table:table-cell>
          <table:table-cell table:number-columns-repeated="4"/>
          <table:table-cell office:value-type="string" calcext:value-type="string">
            <text:p>Resistance</text:p>
          </table:table-cell>
          <table:table-cell office:value-type="string" calcext:value-type="string">
            <text:p>Valve<text:span text:style-name="T1">s</text:span> and</text:p>
          </table:table-cell>
          <table:table-cell table:style-name="ce7" office:value-type="string" calcext:value-type="string" table:number-columns-spanned="3" table:number-rows-spanned="1">
            <text:p>Total Resistance (Valves + Plant) with…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Resulting Flow</text:p>
          </table:table-cell>
          <table:covered-table-cell table:number-columns-repeated="2" table:style-name="ce7"/>
        </table:table-row>
        <table:table-row table:style-name="ro1">
          <table:table-cell table:number-columns-repeated="6"/>
          <table:table-cell office:value-type="string" calcext:value-type="string">
            <text:p>Valve Open</text:p>
          </table:table-cell>
          <table:table-cell office:value-type="string" calcext:value-type="string">
            <text:p>per Valve</text:p>
          </table:table-cell>
          <table:table-cell office:value-type="string" calcext:value-type="string">
            <text:p>Plant Res.</text:p>
          </table:table-cell>
          <table:table-cell office:value-type="string" calcext:value-type="string">
            <text:p>1 Pump</text:p>
          </table:table-cell>
          <table:table-cell office:value-type="string" calcext:value-type="string">
            <text:p>2 Pumps</text:p>
          </table:table-cell>
          <table:table-cell office:value-type="string" calcext:value-type="string">
            <text:p>3 Pumps</text:p>
          </table:table-cell>
          <table:table-cell office:value-type="string" calcext:value-type="string">
            <text:p>1 Pump</text:p>
          </table:table-cell>
          <table:table-cell office:value-type="string" calcext:value-type="string">
            <text:p>2 Pumps</text:p>
          </table:table-cell>
          <table:table-cell office:value-type="string" calcext:value-type="string">
            <text:p>3 Pumps</text:p>
          </table:table-cell>
        </table:table-row>
        <table:table-row table:style-name="ro1">
          <table:table-cell table:style-name="ce1" office:value-type="string" calcext:value-type="string">
            <text:p>Plant parameter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 table:style-name="ce6" table:formula="of:=[.D$20]/([.B$19]*[.G23]/100)-[.B$21]" office:value-type="float" office:value="3223306.4516129" calcext:value-type="float">
            <text:p>3223306.4516129</text:p>
          </table:table-cell>
          <table:table-cell table:formula="of:=([.H23]/[.B$13])+[.B$25]" office:value-type="float" office:value="1612103.22580645" calcext:value-type="float">
            <text:p>1612103.22580645</text:p>
          </table:table-cell>
          <table:table-cell table:formula="of:=[.$I23]+[.$B$8]" office:value-type="float" office:value="1614103.22580645" calcext:value-type="float">
            <text:p>1614103.22580645</text:p>
          </table:table-cell>
          <table:table-cell table:formula="of:=[.$I23]+[.$B$9]" office:value-type="float" office:value="1613103.22580645" calcext:value-type="float">
            <text:p>1613103.22580645</text:p>
          </table:table-cell>
          <table:table-cell table:formula="of:=[.$I23]+[.$B$10]" office:value-type="float" office:value="1612769.89247312" calcext:value-type="float">
            <text:p>1612769.89247312</text:p>
          </table:table-cell>
          <table:table-cell table:formula="of:=([.$B$6]*[.$D$2]-[.$D$26])/[.J23]" office:value-type="float" office:value="1.27005507902121" calcext:value-type="float">
            <text:p>1.27005507902121</text:p>
          </table:table-cell>
          <table:table-cell table:formula="of:=([.$B$6]*[.$D$2]-[.$D$26])/[.K23]" office:value-type="float" office:value="1.27084241554047" calcext:value-type="float">
            <text:p>1.27084241554047</text:p>
          </table:table-cell>
          <table:table-cell table:formula="of:=([.$B$6]*[.$D$2]-[.$D$26])/[.L23]" office:value-type="float" office:value="1.27110507801978" calcext:value-type="float">
            <text:p>1.27110507801978</text:p>
          </table:table-cell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style-name="ce6" table:formula="of:=[.D$20]/([.B$19]*[.G24]/100)-[.B$21]" office:value-type="float" office:value="29758.064516129" calcext:value-type="float">
            <text:p>29758.064516129</text:p>
          </table:table-cell>
          <table:table-cell table:formula="of:=([.H24]/[.B$13])+[.B$25]" office:value-type="float" office:value="15329.0322580645" calcext:value-type="float">
            <text:p>15329.0322580645</text:p>
          </table:table-cell>
          <table:table-cell table:formula="of:=[.$I24]+[.$B$8]" office:value-type="float" office:value="17329.0322580645" calcext:value-type="float">
            <text:p>17329.0322580645</text:p>
          </table:table-cell>
          <table:table-cell table:formula="of:=[.$I24]+[.$B$9]" office:value-type="float" office:value="16329.0322580645" calcext:value-type="float">
            <text:p>16329.0322580645</text:p>
          </table:table-cell>
          <table:table-cell table:formula="of:=[.$I24]+[.$B$10]" office:value-type="float" office:value="15995.6989247312" calcext:value-type="float">
            <text:p>15995.6989247312</text:p>
          </table:table-cell>
          <table:table-cell table:formula="of:=([.$B$6]*[.$D$2]-[.$D$26])/[.J24]" office:value-type="float" office:value="118.298585256888" calcext:value-type="float">
            <text:p>118.298585256888</text:p>
          </table:table-cell>
          <table:table-cell table:formula="of:=([.$B$6]*[.$D$2]-[.$D$26])/[.K24]" office:value-type="float" office:value="125.543263532201" calcext:value-type="float">
            <text:p>125.543263532201</text:p>
          </table:table-cell>
          <table:table-cell table:formula="of:=([.$B$6]*[.$D$2]-[.$D$26])/[.L24]" office:value-type="float" office:value="128.159451465448" calcext:value-type="float">
            <text:p>128.159451465448</text:p>
          </table:table-cell>
        </table:table-row>
        <table:table-row table:style-name="ro1">
          <table:table-cell office:value-type="string" calcext:value-type="string">
            <text:p>resistance (total)</text:p>
          </table:table-cell>
          <table:table-cell table:style-name="ce2" office:value-type="float" office:value="450" calcext:value-type="float">
            <text:p>450</text:p>
          </table:table-cell>
          <table:table-cell office:value-type="string" calcext:value-type="string">
            <text:p>Pa*s/kg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style-name="ce6" table:formula="of:=[.D$20]/([.B$19]*[.G25]/100)-[.B$21]" office:value-type="float" office:value="13629.0322580645" calcext:value-type="float">
            <text:p>13629.0322580645</text:p>
          </table:table-cell>
          <table:table-cell table:formula="of:=([.H25]/[.B$13])+[.B$25]" office:value-type="float" office:value="7264.51612903226" calcext:value-type="float">
            <text:p>7264.51612903226</text:p>
          </table:table-cell>
          <table:table-cell table:formula="of:=[.$I25]+[.$B$8]" office:value-type="float" office:value="9264.51612903226" calcext:value-type="float">
            <text:p>9264.51612903226</text:p>
          </table:table-cell>
          <table:table-cell table:formula="of:=[.$I25]+[.$B$9]" office:value-type="float" office:value="8264.51612903226" calcext:value-type="float">
            <text:p>8264.51612903226</text:p>
          </table:table-cell>
          <table:table-cell table:formula="of:=[.$I25]+[.$B$10]" office:value-type="float" office:value="7931.18279569893" calcext:value-type="float">
            <text:p>7931.18279569893</text:p>
          </table:table-cell>
          <table:table-cell table:formula="of:=([.$B$6]*[.$D$2]-[.$D$26])/[.J25]" office:value-type="float" office:value="221.274373259053" calcext:value-type="float">
            <text:p>221.274373259053</text:p>
          </table:table-cell>
          <table:table-cell table:formula="of:=([.$B$6]*[.$D$2]-[.$D$26])/[.K25]" office:value-type="float" office:value="248.048399687744" calcext:value-type="float">
            <text:p>248.048399687744</text:p>
          </table:table-cell>
          <table:table-cell table:formula="of:=([.$B$6]*[.$D$2]-[.$D$26])/[.L25]" office:value-type="float" office:value="258.473427331887" calcext:value-type="float">
            <text:p>258.473427331887</text:p>
          </table:table-cell>
        </table:table-row>
        <table:table-row table:style-name="ro1">
          <table:table-cell office:value-type="string" calcext:value-type="string">
            <text:p>backPressure</text:p>
          </table:table-cell>
          <table:table-cell table:style-name="ce2" office:value-type="float" office:value="7.5" calcext:value-type="float">
            <text:p>7.5</text:p>
          </table:table-cell>
          <table:table-cell office:value-type="string" calcext:value-type="string">
            <text:p>bar</text:p>
          </table:table-cell>
          <table:table-cell table:style-name="ce5" table:formula="of:=[.B26]*100000" office:value-type="float" office:value="750000" calcext:value-type="float">
            <text:p>7.50E+05</text:p>
          </table:table-cell>
          <table:table-cell office:value-type="string" calcext:value-type="string">
            <text:p>Pa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6" table:formula="of:=[.D$20]/([.B$19]*[.G26]/100)-[.B$21]" office:value-type="float" office:value="8252.68817204301" calcext:value-type="float">
            <text:p>8252.68817204301</text:p>
          </table:table-cell>
          <table:table-cell table:formula="of:=([.H26]/[.B$13])+[.B$25]" office:value-type="float" office:value="4576.34408602151" calcext:value-type="float">
            <text:p>4576.34408602151</text:p>
          </table:table-cell>
          <table:table-cell table:formula="of:=[.$I26]+[.$B$8]" office:value-type="float" office:value="6576.34408602151" calcext:value-type="float">
            <text:p>6576.34408602151</text:p>
          </table:table-cell>
          <table:table-cell table:formula="of:=[.$I26]+[.$B$9]" office:value-type="float" office:value="5576.34408602151" calcext:value-type="float">
            <text:p>5576.34408602151</text:p>
          </table:table-cell>
          <table:table-cell table:formula="of:=[.$I26]+[.$B$10]" office:value-type="float" office:value="5243.01075268817" calcext:value-type="float">
            <text:p>5243.01075268817</text:p>
          </table:table-cell>
          <table:table-cell table:formula="of:=([.$B$6]*[.$D$2]-[.$D$26])/[.J26]" office:value-type="float" office:value="311.723348593852" calcext:value-type="float">
            <text:p>311.723348593852</text:p>
          </table:table-cell>
          <table:table-cell table:formula="of:=([.$B$6]*[.$D$2]-[.$D$26])/[.K26]" office:value-type="float" office:value="367.624373312765" calcext:value-type="float">
            <text:p>367.624373312765</text:p>
          </table:table-cell>
          <table:table-cell table:formula="of:=([.$B$6]*[.$D$2]-[.$D$26])/[.L26]" office:value-type="float" office:value="390.996718621821" calcext:value-type="float">
            <text:p>390.996718621821</text:p>
          </table:table-cell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table:style-name="ce6" table:formula="of:=[.D$20]/([.B$19]*[.G27]/100)-[.B$21]" office:value-type="float" office:value="5564.51612903226" calcext:value-type="float">
            <text:p>5564.51612903226</text:p>
          </table:table-cell>
          <table:table-cell table:formula="of:=([.H27]/[.B$13])+[.B$25]" office:value-type="float" office:value="3232.25806451613" calcext:value-type="float">
            <text:p>3232.25806451613</text:p>
          </table:table-cell>
          <table:table-cell table:formula="of:=[.$I27]+[.$B$8]" office:value-type="float" office:value="5232.25806451613" calcext:value-type="float">
            <text:p>5232.25806451613</text:p>
          </table:table-cell>
          <table:table-cell table:formula="of:=[.$I27]+[.$B$9]" office:value-type="float" office:value="4232.25806451613" calcext:value-type="float">
            <text:p>4232.25806451613</text:p>
          </table:table-cell>
          <table:table-cell table:formula="of:=[.$I27]+[.$B$10]" office:value-type="float" office:value="3898.9247311828" calcext:value-type="float">
            <text:p>3898.9247311828</text:p>
          </table:table-cell>
          <table:table-cell table:formula="of:=([.$B$6]*[.$D$2]-[.$D$26])/[.J27]" office:value-type="float" office:value="391.800246609125" calcext:value-type="float">
            <text:p>391.800246609125</text:p>
          </table:table-cell>
          <table:table-cell table:formula="of:=([.$B$6]*[.$D$2]-[.$D$26])/[.K27]" office:value-type="float" office:value="484.375" calcext:value-type="float">
            <text:p>484.375</text:p>
          </table:table-cell>
          <table:table-cell table:formula="of:=([.$B$6]*[.$D$2]-[.$D$26])/[.L27]" office:value-type="float" office:value="525.785990071704" calcext:value-type="float">
            <text:p>525.785990071704</text:p>
          </table:table-cell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style-name="ce6" table:formula="of:=[.D$20]/([.B$19]*[.G28]/100)-[.B$21]" office:value-type="float" office:value="3951.61290322581" calcext:value-type="float">
            <text:p>3951.61290322581</text:p>
          </table:table-cell>
          <table:table-cell table:formula="of:=([.H28]/[.B$13])+[.B$25]" office:value-type="float" office:value="2425.8064516129" calcext:value-type="float">
            <text:p>2425.8064516129</text:p>
          </table:table-cell>
          <table:table-cell table:formula="of:=[.$I28]+[.$B$8]" office:value-type="float" office:value="4425.8064516129" calcext:value-type="float">
            <text:p>4425.8064516129</text:p>
          </table:table-cell>
          <table:table-cell table:formula="of:=[.$I28]+[.$B$9]" office:value-type="float" office:value="3425.8064516129" calcext:value-type="float">
            <text:p>3425.8064516129</text:p>
          </table:table-cell>
          <table:table-cell table:formula="of:=[.$I28]+[.$B$10]" office:value-type="float" office:value="3092.47311827957" calcext:value-type="float">
            <text:p>3092.47311827957</text:p>
          </table:table-cell>
          <table:table-cell table:formula="of:=([.$B$6]*[.$D$2]-[.$D$26])/[.J28]" office:value-type="float" office:value="463.192419825073" calcext:value-type="float">
            <text:p>463.192419825073</text:p>
          </table:table-cell>
          <table:table-cell table:formula="of:=([.$B$6]*[.$D$2]-[.$D$26])/[.K28]" office:value-type="float" office:value="598.399246704331" calcext:value-type="float">
            <text:p>598.399246704331</text:p>
          </table:table-cell>
          <table:table-cell table:formula="of:=([.$B$6]*[.$D$2]-[.$D$26])/[.L28]" office:value-type="float" office:value="662.899860917942" calcext:value-type="float">
            <text:p>662.899860917942</text:p>
          </table:table-cell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table:style-name="ce6" table:formula="of:=[.D$20]/([.B$19]*[.G29]/100)-[.B$21]" office:value-type="float" office:value="2876.34408602151" calcext:value-type="float">
            <text:p>2876.34408602151</text:p>
          </table:table-cell>
          <table:table-cell table:formula="of:=([.H29]/[.B$13])+[.B$25]" office:value-type="float" office:value="1888.17204301075" calcext:value-type="float">
            <text:p>1888.17204301075</text:p>
          </table:table-cell>
          <table:table-cell table:formula="of:=[.$I29]+[.$B$8]" office:value-type="float" office:value="3888.17204301075" calcext:value-type="float">
            <text:p>3888.17204301075</text:p>
          </table:table-cell>
          <table:table-cell table:formula="of:=[.$I29]+[.$B$9]" office:value-type="float" office:value="2888.17204301075" calcext:value-type="float">
            <text:p>2888.17204301075</text:p>
          </table:table-cell>
          <table:table-cell table:formula="of:=[.$I29]+[.$B$10]" office:value-type="float" office:value="2554.83870967742" calcext:value-type="float">
            <text:p>2554.83870967742</text:p>
          </table:table-cell>
          <table:table-cell table:formula="of:=([.$B$6]*[.$D$2]-[.$D$26])/[.J29]" office:value-type="float" office:value="527.240044247788" calcext:value-type="float">
            <text:p>527.240044247788</text:p>
          </table:table-cell>
          <table:table-cell table:formula="of:=([.$B$6]*[.$D$2]-[.$D$26])/[.K29]" office:value-type="float" office:value="709.791511541326" calcext:value-type="float">
            <text:p>709.791511541326</text:p>
          </table:table-cell>
          <table:table-cell table:formula="of:=([.$B$6]*[.$D$2]-[.$D$26])/[.L29]" office:value-type="float" office:value="802.39898989899" calcext:value-type="float">
            <text:p>802.39898989899</text:p>
          </table:table-cell>
        </table:table-row>
        <table:table-row table:style-name="ro1">
          <table:table-cell table:number-columns-repeated="6"/>
          <table:table-cell office:value-type="float" office:value="70" calcext:value-type="float">
            <text:p>70</text:p>
          </table:table-cell>
          <table:table-cell table:style-name="ce6" table:formula="of:=[.D$20]/([.B$19]*[.G30]/100)-[.B$21]" office:value-type="float" office:value="2108.29493087558" calcext:value-type="float">
            <text:p>2108.29493087558</text:p>
          </table:table-cell>
          <table:table-cell table:formula="of:=([.H30]/[.B$13])+[.B$25]" office:value-type="float" office:value="1504.14746543779" calcext:value-type="float">
            <text:p>1504.14746543779</text:p>
          </table:table-cell>
          <table:table-cell table:formula="of:=[.$I30]+[.$B$8]" office:value-type="float" office:value="3504.14746543779" calcext:value-type="float">
            <text:p>3504.14746543779</text:p>
          </table:table-cell>
          <table:table-cell table:formula="of:=[.$I30]+[.$B$9]" office:value-type="float" office:value="2504.14746543779" calcext:value-type="float">
            <text:p>2504.14746543779</text:p>
          </table:table-cell>
          <table:table-cell table:formula="of:=[.$I30]+[.$B$10]" office:value-type="float" office:value="2170.81413210445" calcext:value-type="float">
            <text:p>2170.81413210445</text:p>
          </table:table-cell>
          <table:table-cell table:formula="of:=([.$B$6]*[.$D$2]-[.$D$26])/[.J30]" office:value-type="float" office:value="585.021041557075" calcext:value-type="float">
            <text:p>585.021041557075</text:p>
          </table:table-cell>
          <table:table-cell table:formula="of:=([.$B$6]*[.$D$2]-[.$D$26])/[.K30]" office:value-type="float" office:value="818.641884431358" calcext:value-type="float">
            <text:p>818.641884431358</text:p>
          </table:table-cell>
          <table:table-cell table:formula="of:=([.$B$6]*[.$D$2]-[.$D$26])/[.L30]" office:value-type="float" office:value="944.346164732522" calcext:value-type="float">
            <text:p>944.346164732522</text:p>
          </table:table-cell>
        </table:table-row>
        <table:table-row table:style-name="ro1">
          <table:table-cell table:number-columns-repeated="6"/>
          <table:table-cell office:value-type="float" office:value="80" calcext:value-type="float">
            <text:p>80</text:p>
          </table:table-cell>
          <table:table-cell table:style-name="ce6" table:formula="of:=[.D$20]/([.B$19]*[.G31]/100)-[.B$21]" office:value-type="float" office:value="1532.25806451613" calcext:value-type="float">
            <text:p>1532.25806451613</text:p>
          </table:table-cell>
          <table:table-cell table:formula="of:=([.H31]/[.B$13])+[.B$25]" office:value-type="float" office:value="1216.12903225806" calcext:value-type="float">
            <text:p>1216.12903225806</text:p>
          </table:table-cell>
          <table:table-cell table:formula="of:=[.$I31]+[.$B$8]" office:value-type="float" office:value="3216.12903225806" calcext:value-type="float">
            <text:p>3216.12903225806</text:p>
          </table:table-cell>
          <table:table-cell table:formula="of:=[.$I31]+[.$B$9]" office:value-type="float" office:value="2216.12903225806" calcext:value-type="float">
            <text:p>2216.12903225806</text:p>
          </table:table-cell>
          <table:table-cell table:formula="of:=[.$I31]+[.$B$10]" office:value-type="float" office:value="1882.79569892473" calcext:value-type="float">
            <text:p>1882.79569892473</text:p>
          </table:table-cell>
          <table:table-cell table:formula="of:=([.$B$6]*[.$D$2]-[.$D$26])/[.J31]" office:value-type="float" office:value="637.41223671013" calcext:value-type="float">
            <text:p>637.41223671013</text:p>
          </table:table-cell>
          <table:table-cell table:formula="of:=([.$B$6]*[.$D$2]-[.$D$26])/[.K31]" office:value-type="float" office:value="925.036390101892" calcext:value-type="float">
            <text:p>925.036390101892</text:p>
          </table:table-cell>
          <table:table-cell table:formula="of:=([.$B$6]*[.$D$2]-[.$D$26])/[.L31]" office:value-type="float" office:value="1088.80639634495" calcext:value-type="float">
            <text:p>1088.80639634495</text:p>
          </table:table-cell>
        </table:table-row>
        <table:table-row table:style-name="ro1">
          <table:table-cell table:number-columns-repeated="6"/>
          <table:table-cell office:value-type="float" office:value="90" calcext:value-type="float">
            <text:p>90</text:p>
          </table:table-cell>
          <table:table-cell table:style-name="ce6" table:formula="of:=[.D$20]/([.B$19]*[.G32]/100)-[.B$21]" office:value-type="float" office:value="1084.229390681" calcext:value-type="float">
            <text:p>1084.229390681</text:p>
          </table:table-cell>
          <table:table-cell table:formula="of:=([.H32]/[.B$13])+[.B$25]" office:value-type="float" office:value="992.114695340502" calcext:value-type="float">
            <text:p>992.114695340502</text:p>
          </table:table-cell>
          <table:table-cell table:formula="of:=[.$I32]+[.$B$8]" office:value-type="float" office:value="2992.1146953405" calcext:value-type="float">
            <text:p>2992.1146953405</text:p>
          </table:table-cell>
          <table:table-cell table:formula="of:=[.$I32]+[.$B$9]" office:value-type="float" office:value="1992.1146953405" calcext:value-type="float">
            <text:p>1992.1146953405</text:p>
          </table:table-cell>
          <table:table-cell table:formula="of:=[.$I32]+[.$B$10]" office:value-type="float" office:value="1658.78136200717" calcext:value-type="float">
            <text:p>1658.78136200717</text:p>
          </table:table-cell>
          <table:table-cell table:formula="of:=([.$B$6]*[.$D$2]-[.$D$26])/[.J32]" office:value-type="float" office:value="685.134163871586" calcext:value-type="float">
            <text:p>685.134163871586</text:p>
          </table:table-cell>
          <table:table-cell table:formula="of:=([.$B$6]*[.$D$2]-[.$D$26])/[.K32]" office:value-type="float" office:value="1029.05721482548" calcext:value-type="float">
            <text:p>1029.05721482548</text:p>
          </table:table-cell>
          <table:table-cell table:formula="of:=([.$B$6]*[.$D$2]-[.$D$26])/[.L32]" office:value-type="float" office:value="1235.84701815039" calcext:value-type="float">
            <text:p>1235.84701815039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style-name="ce6" table:formula="of:=[.D$20]/([.B$19]*[.G33]/100)-[.B$21]" office:value-type="float" office:value="725.806451612903" calcext:value-type="float">
            <text:p>725.806451612903</text:p>
          </table:table-cell>
          <table:table-cell table:formula="of:=([.H33]/[.B$13])+[.B$25]" office:value-type="float" office:value="812.903225806452" calcext:value-type="float">
            <text:p>812.903225806452</text:p>
          </table:table-cell>
          <table:table-cell table:formula="of:=[.$I33]+[.$B$8]" office:value-type="float" office:value="2812.90322580645" calcext:value-type="float">
            <text:p>2812.90322580645</text:p>
          </table:table-cell>
          <table:table-cell table:formula="of:=[.$I33]+[.$B$9]" office:value-type="float" office:value="1812.90322580645" calcext:value-type="float">
            <text:p>1812.90322580645</text:p>
          </table:table-cell>
          <table:table-cell table:formula="of:=[.$I33]+[.$B$10]" office:value-type="float" office:value="1479.56989247312" calcext:value-type="float">
            <text:p>1479.56989247312</text:p>
          </table:table-cell>
          <table:table-cell table:formula="of:=([.$B$6]*[.$D$2]-[.$D$26])/[.J33]" office:value-type="float" office:value="728.784403669725" calcext:value-type="float">
            <text:p>728.784403669725</text:p>
          </table:table-cell>
          <table:table-cell table:formula="of:=([.$B$6]*[.$D$2]-[.$D$26])/[.K33]" office:value-type="float" office:value="1130.78291814947" calcext:value-type="float">
            <text:p>1130.78291814947</text:p>
          </table:table-cell>
          <table:table-cell table:formula="of:=([.$B$6]*[.$D$2]-[.$D$26])/[.L33]" office:value-type="float" office:value="1385.53779069767" calcext:value-type="float">
            <text:p>1385.53779069767</text:p>
          </table:table-cell>
        </table:table-row>
        <calcext:conditional-formats>
          <calcext:conditional-format calcext:target-range-address="Condensation.H23:Condensation.H33">
            <calcext:condition calcext:apply-style-name="Bad" calcext:value="&lt;0" calcext:base-cell-address="Condensation.H2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4T08:01:02.966907688</meta:creation-date>
    <dc:date>2026-04-04T11:38:31.734971243</dc:date>
    <meta:editing-duration>PT1H57M26S</meta:editing-duration>
    <meta:editing-cycles>8</meta:editing-cycles>
    <meta:generator>LibreOffice/25.2.3.2$Linux_X86_64 LibreOffice_project/520$Build-2</meta:generator>
    <meta:document-statistic meta:table-count="1" meta:cell-count="279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" chart:interval-major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title svg:x="5.167cm" svg:y="0.316cm" chart:style-name="ch2">
          <text:p>Simple Valve Characteristic</text:p>
        </chart:title>
        <chart:legend chart:legend-position="end" svg:x="13.299cm" svg:y="3.703cm" style:legend-expansion="high" chart:style-name="ch3"/>
        <chart:plot-area chart:style-name="ch4" svg:x="1.081cm" svg:y="1.273cm" svg:width="11.896cm" svg:height="6.564cm">
          <chart:coordinate-region svg:x="2.097cm" svg:y="1.473cm" svg:width="10.591cm" svg:height="5.717cm"/>
          <chart:axis chart:dimension="x" chart:name="primary-x" chart:style-name="ch5">
            <chart:title svg:x="5.295cm" svg:y="8.017cm" chart:style-name="ch2">
              <text:p><text:span text:style-name="T1">Reg. Valve Position (%)</text:span></text:p>
            </chart:title>
          </chart:axis>
          <chart:axis chart:dimension="y" chart:name="primary-y" chart:style-name="ch6">
            <chart:title svg:x="0.201cm" svg:y="5.785cm" chart:style-name="ch7">
              <text:p><text:span text:style-name="T1">Total Flow (kg/s)</text:span></text:p>
            </chart:title>
            <chart:grid chart:style-name="ch8" chart:class="major"/>
          </chart:axis>
          <chart:series chart:style-name="ch9" chart:values-cell-range-address="Condensation.M5:Condensation.M15" chart:label-cell-address="Condensation.M4:Condensation.M4" chart:class="chart:scatter">
            <chart:domain table:cell-range-address="Condensation.G5:Condensation.G15"/>
            <chart:data-point chart:repeated="11"/>
          </chart:series>
          <chart:series chart:style-name="ch10" chart:values-cell-range-address="Condensation.N5:Condensation.N15" chart:label-cell-address="Condensation.N4:Condensation.N4" chart:class="chart:scatter">
            <chart:data-point chart:repeated="11"/>
          </chart:series>
          <chart:series chart:style-name="ch11" chart:values-cell-range-address="Condensation.O5:Condensation.O15" chart:label-cell-address="Condensation.O4:Condensation.O4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1 Pump</text:p>
                <draw:g>
                  <svg:desc>Condensation.M4:Condensation.M4</svg:desc>
                </draw:g>
              </table:table-cell>
              <table:table-cell office:value-type="string">
                <text:p>2 Pumps</text:p>
                <draw:g>
                  <svg:desc>Condensation.N4:Condensation.N4</svg:desc>
                </draw:g>
              </table:table-cell>
              <table:table-cell office:value-type="string">
                <text:p>3 Pumps</text:p>
                <draw:g>
                  <svg:desc>Condensation.O4:Condensation.O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Condensation.G5:Condensation.G15</svg:desc>
                </draw:g>
              </table:table-cell>
              <table:table-cell office:value-type="float" office:value="4.53088739087192">
                <text:p>4.53088739087192</text:p>
                <draw:g>
                  <svg:desc>Condensation.M5:Condensation.M15</svg:desc>
                </draw:g>
              </table:table-cell>
              <table:table-cell office:value-type="float" office:value="4.54092369033116">
                <text:p>4.54092369033116</text:p>
                <draw:g>
                  <svg:desc>Condensation.N5:Condensation.N15</svg:desc>
                </draw:g>
              </table:table-cell>
              <table:table-cell office:value-type="float" office:value="4.54427901134222">
                <text:p>4.54427901134222</text:p>
                <draw:g>
                  <svg:desc>Condensation.O5:Condensation.O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94.964028776978">
                <text:p>294.964028776978</text:p>
              </table:table-cell>
              <table:table-cell office:value-type="float" office:value="344.53781512605">
                <text:p>344.53781512605</text:p>
              </table:table-cell>
              <table:table-cell office:value-type="float" office:value="364.985163204748">
                <text:p>364.9851632047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436.170212765957">
                <text:p>436.170212765957</text:p>
              </table:table-cell>
              <table:table-cell office:value-type="float" office:value="554.054054054054">
                <text:p>554.054054054054</text:p>
              </table:table-cell>
              <table:table-cell office:value-type="float" office:value="608.910891089109">
                <text:p>608.9108910891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518.987341772152">
                <text:p>518.987341772152</text:p>
              </table:table-cell>
              <table:table-cell office:value-type="float" office:value="694.915254237288">
                <text:p>694.915254237288</text:p>
              </table:table-cell>
              <table:table-cell office:value-type="float" office:value="783.43949044586">
                <text:p>783.439490445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573.426573426573">
                <text:p>573.426573426573</text:p>
              </table:table-cell>
              <table:table-cell office:value-type="float" office:value="796.116504854369">
                <text:p>796.116504854369</text:p>
              </table:table-cell>
              <table:table-cell office:value-type="float" office:value="914.498141263941">
                <text:p>914.4981412639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611.940298507463">
                <text:p>611.940298507463</text:p>
              </table:table-cell>
              <table:table-cell office:value-type="float" office:value="872.340425531915">
                <text:p>872.340425531915</text:p>
              </table:table-cell>
              <table:table-cell office:value-type="float" office:value="1016.52892561983">
                <text:p>1016.528925619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640.625">
                <text:p>640.625</text:p>
              </table:table-cell>
              <table:table-cell office:value-type="float" office:value="931.818181818182">
                <text:p>931.818181818182</text:p>
              </table:table-cell>
              <table:table-cell office:value-type="float" office:value="1098.21428571429">
                <text:p>1098.21428571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662.817551963049">
                <text:p>662.817551963049</text:p>
              </table:table-cell>
              <table:table-cell office:value-type="float" office:value="979.522184300341">
                <text:p>979.522184300341</text:p>
              </table:table-cell>
              <table:table-cell office:value-type="float" office:value="1165.08795669824">
                <text:p>1165.087956698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680.497925311203">
                <text:p>680.497925311203</text:p>
              </table:table-cell>
              <table:table-cell office:value-type="float" office:value="1018.63354037267">
                <text:p>1018.63354037267</text:p>
              </table:table-cell>
              <table:table-cell office:value-type="float" office:value="1220.84367245658">
                <text:p>1220.843672456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694.915254237288">
                <text:p>694.915254237288</text:p>
              </table:table-cell>
              <table:table-cell office:value-type="float" office:value="1051.28205128205">
                <text:p>1051.28205128205</text:p>
              </table:table-cell>
              <table:table-cell office:value-type="float" office:value="1268.0412371134">
                <text:p>1268.04123711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706.896551724138">
                <text:p>706.896551724138</text:p>
              </table:table-cell>
              <table:table-cell office:value-type="float" office:value="1078.94736842105">
                <text:p>1078.94736842105</text:p>
              </table:table-cell>
              <table:table-cell office:value-type="float" office:value="1308.51063829787">
                <text:p>1308.510638297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" chart:interval-major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12.644cm" xlink:href=".." xlink:type="simple" chart:class="chart:scatter" chart:style-name="ch1">
        <chart:title svg:x="4.854cm" svg:y="0.388cm" chart:style-name="ch2">
          <text:p>Advanced Valve Characteristic</text:p>
        </chart:title>
        <chart:legend chart:legend-position="end" svg:x="13.299cm" svg:y="5.525cm" style:legend-expansion="high" chart:style-name="ch3"/>
        <chart:plot-area chart:style-name="ch4" svg:x="1.331cm" svg:y="1.419cm" svg:width="11.648cm" svg:height="9.992cm">
          <chart:coordinate-region svg:x="2.347cm" svg:y="1.618cm" svg:width="10.343cm" svg:height="9.146cm"/>
          <chart:axis chart:dimension="x" chart:name="primary-x" chart:style-name="ch5">
            <chart:title svg:x="5.421cm" svg:y="11.663cm" chart:style-name="ch2">
              <text:p><text:span text:style-name="T1">Reg. Valve Position (%)</text:span></text:p>
            </chart:title>
            <chart:grid chart:style-name="ch6" chart:class="major"/>
          </chart:axis>
          <chart:axis chart:dimension="y" chart:name="primary-y" chart:style-name="ch7">
            <chart:title svg:x="0.451cm" svg:y="7.645cm" chart:style-name="ch8">
              <text:p><text:span text:style-name="T1">Total Flow (kg/s)</text:span></text:p>
            </chart:title>
            <chart:grid chart:style-name="ch6" chart:class="major"/>
          </chart:axis>
          <chart:series chart:style-name="ch9" chart:values-cell-range-address="Condensation.M23:Condensation.M33" chart:label-cell-address="Condensation.M22:Condensation.M22" chart:class="chart:scatter">
            <chart:domain table:cell-range-address="Condensation.G23:Condensation.G33"/>
            <chart:data-point chart:repeated="11"/>
          </chart:series>
          <chart:series chart:style-name="ch10" chart:values-cell-range-address="Condensation.N23:Condensation.N33" chart:label-cell-address="Condensation.N22:Condensation.N22" chart:class="chart:scatter">
            <chart:data-point chart:repeated="11"/>
          </chart:series>
          <chart:series chart:style-name="ch11" chart:values-cell-range-address="Condensation.O23:Condensation.O33" chart:label-cell-address="Condensation.O22:Condensation.O22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1 Pump</text:p>
                <draw:g>
                  <svg:desc>Condensation.M22:Condensation.M22</svg:desc>
                </draw:g>
              </table:table-cell>
              <table:table-cell office:value-type="string">
                <text:p>2 Pumps</text:p>
                <draw:g>
                  <svg:desc>Condensation.N22:Condensation.N22</svg:desc>
                </draw:g>
              </table:table-cell>
              <table:table-cell office:value-type="string">
                <text:p>3 Pumps</text:p>
                <draw:g>
                  <svg:desc>Condensation.O22:Condensation.O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Condensation.G23:Condensation.G33</svg:desc>
                </draw:g>
              </table:table-cell>
              <table:table-cell office:value-type="float" office:value="1.27005507902121">
                <text:p>1.27005507902121</text:p>
                <draw:g>
                  <svg:desc>Condensation.M23:Condensation.M33</svg:desc>
                </draw:g>
              </table:table-cell>
              <table:table-cell office:value-type="float" office:value="1.27084241554047">
                <text:p>1.27084241554047</text:p>
                <draw:g>
                  <svg:desc>Condensation.N23:Condensation.N33</svg:desc>
                </draw:g>
              </table:table-cell>
              <table:table-cell office:value-type="float" office:value="1.27110507801978">
                <text:p>1.27110507801978</text:p>
                <draw:g>
                  <svg:desc>Condensation.O23:Condensation.O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18.298585256888">
                <text:p>118.298585256888</text:p>
              </table:table-cell>
              <table:table-cell office:value-type="float" office:value="125.543263532201">
                <text:p>125.543263532201</text:p>
              </table:table-cell>
              <table:table-cell office:value-type="float" office:value="128.159451465448">
                <text:p>128.1594514654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21.274373259053">
                <text:p>221.274373259053</text:p>
              </table:table-cell>
              <table:table-cell office:value-type="float" office:value="248.048399687744">
                <text:p>248.048399687744</text:p>
              </table:table-cell>
              <table:table-cell office:value-type="float" office:value="258.473427331887">
                <text:p>258.4734273318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311.723348593852">
                <text:p>311.723348593852</text:p>
              </table:table-cell>
              <table:table-cell office:value-type="float" office:value="367.624373312765">
                <text:p>367.624373312765</text:p>
              </table:table-cell>
              <table:table-cell office:value-type="float" office:value="390.996718621821">
                <text:p>390.9967186218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391.800246609125">
                <text:p>391.800246609125</text:p>
              </table:table-cell>
              <table:table-cell office:value-type="float" office:value="484.375">
                <text:p>484.375</text:p>
              </table:table-cell>
              <table:table-cell office:value-type="float" office:value="525.785990071704">
                <text:p>525.7859900717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463.192419825073">
                <text:p>463.192419825073</text:p>
              </table:table-cell>
              <table:table-cell office:value-type="float" office:value="598.399246704331">
                <text:p>598.399246704331</text:p>
              </table:table-cell>
              <table:table-cell office:value-type="float" office:value="662.899860917942">
                <text:p>662.8998609179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527.240044247788">
                <text:p>527.240044247788</text:p>
              </table:table-cell>
              <table:table-cell office:value-type="float" office:value="709.791511541326">
                <text:p>709.791511541326</text:p>
              </table:table-cell>
              <table:table-cell office:value-type="float" office:value="802.39898989899">
                <text:p>802.398989898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585.021041557075">
                <text:p>585.021041557075</text:p>
              </table:table-cell>
              <table:table-cell office:value-type="float" office:value="818.641884431358">
                <text:p>818.641884431358</text:p>
              </table:table-cell>
              <table:table-cell office:value-type="float" office:value="944.346164732522">
                <text:p>944.3461647325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637.41223671013">
                <text:p>637.41223671013</text:p>
              </table:table-cell>
              <table:table-cell office:value-type="float" office:value="925.036390101892">
                <text:p>925.036390101892</text:p>
              </table:table-cell>
              <table:table-cell office:value-type="float" office:value="1088.80639634495">
                <text:p>1088.806396344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685.134163871586">
                <text:p>685.134163871586</text:p>
              </table:table-cell>
              <table:table-cell office:value-type="float" office:value="1029.05721482548">
                <text:p>1029.05721482548</text:p>
              </table:table-cell>
              <table:table-cell office:value-type="float" office:value="1235.84701815039">
                <text:p>1235.847018150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728.784403669725">
                <text:p>728.784403669725</text:p>
              </table:table-cell>
              <table:table-cell office:value-type="float" office:value="1130.78291814947">
                <text:p>1130.78291814947</text:p>
              </table:table-cell>
              <table:table-cell office:value-type="float" office:value="1385.53779069767">
                <text:p>1385.537790697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